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paragraph-rsid="00124ddd"/>
    </style:style>
    <style:style style:name="T1" style:family="text">
      <style:text-properties officeooo:rsid="00124d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x</text:span><field:fieldmark text:name="__Fieldmark__5_49590715" field:type="vnd.oasis.opendocument.field.FORMDROPDOWN"/><text:span text:style-name="T1">x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de" fo:country="CH" style:letter-kerning="true" style:font-name-asian="DejaVu Sans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de" fo:country="CH" style:letter-kerning="true" style:font-name-asian="DejaVu Sans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de" fo:country="CH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2">
  <office:meta>
    <meta:creation-date>2020-01-15T08:22:57</meta:creation-date>
    <dc:language>de-CH</dc:language>
    <dc:date>2020-04-28T15:34:56.931377291</dc:date>
    <meta:editing-cycles>6</meta:editing-cycles>
    <meta:editing-duration>PT3M11S</meta:editing-duration>
    <meta:generator>LibreOfficeDev/7.0.0.0.alpha1$Linux_X86_64 LibreOffice_project/8d9950b66496ff8f7714b02c65afd0ec367a6c9c</meta:generator>
    <meta:document-statistic meta:table-count="0" meta:image-count="0" meta:object-count="0" meta:page-count="1" meta:paragraph-count="1" meta:word-count="2" meta:character-count="7" meta:non-whitespace-character-count="2"/>
  </office:meta>
</office:document-meta>
</file>